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_12495__12452__12497__12540__12522__12531__12463_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48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<text:a xlink:href="mailto:IDCG@10">IDCG@10</text:a></text:p>
          </table:table-cell>
          <table:table-cell office:value-type="float" office:value="14.701300571250499" table:style-name="ce1">
            <text:p>14.70130057</text:p>
          </table:table-cell>
          <table:table-cell office:value-type="float" office:value="20.356908031055902" table:style-name="ce1">
            <text:p>20.35690803</text:p>
          </table:table-cell>
          <table:table-cell office:value-type="float" office:value="16.2260747253742" table:style-name="ce1">
            <text:p>16.22607473</text:p>
          </table:table-cell>
          <table:table-cell office:value-type="float" office:value="30.495825304121901" table:style-name="ce1">
            <text:p>30.4958253</text:p>
          </table:table-cell>
          <table:table-cell office:value-type="float" office:value="14.8181753131694" table:style-name="ce1">
            <text:p>14.81817531</text:p>
          </table:table-cell>
          <table:table-cell table:style-name="ce1"/>
          <table:table-cell office:value-type="string" table:style-name="ce2">
            <text:p><text:a xlink:href="mailto:IDCG@20">IDCG@20</text:a></text:p>
          </table:table-cell>
          <table:table-cell office:value-type="float" office:value="14.701300571250499" table:style-name="ce1">
            <text:p>14.70130057</text:p>
          </table:table-cell>
          <table:table-cell office:value-type="float" office:value="22.317097730567099" table:style-name="ce1">
            <text:p>22.31709773</text:p>
          </table:table-cell>
          <table:table-cell office:value-type="float" office:value="18.1385104111387" table:style-name="ce1">
            <text:p>18.13851041</text:p>
          </table:table-cell>
          <table:table-cell office:value-type="float" office:value="44.816254111558997" table:style-name="ce1">
            <text:p>44.81625411</text:p>
          </table:table-cell>
          <table:table-cell office:value-type="float" office:value="15.001344564083" table:style-name="ce1">
            <text:p>15.0013445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<text:a xlink:href="mailto:DCG@10">DCG@10</text:a></text:p>
          </table:table-cell>
          <table:table-cell table:number-columns-repeated="6" table:style-name="ce1"/>
          <table:table-cell office:value-type="string" table:style-name="ce2">
            <text:p><text:a xlink:href="mailto:DCG@20">DCG@20</text:a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5.3151796202896602" table:style-name="ce1">
            <text:p>5.31517962</text:p>
          </table:table-cell>
          <table:table-cell office:value-type="float" office:value="9.6051110136631195" table:style-name="ce1">
            <text:p>9.605111014</text:p>
          </table:table-cell>
          <table:table-cell office:value-type="float" office:value="29.315322728013498" table:style-name="ce1">
            <text:p>29.3153227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7.8758940835716098" table:style-name="ce1">
            <text:p>7.875894084</text:p>
          </table:table-cell>
          <table:table-cell office:value-type="float" office:value="12.426321647500201" table:style-name="ce1">
            <text:p>12.42632165</text:p>
          </table:table-cell>
          <table:table-cell office:value-type="float" office:value="29.315322728013498" table:style-name="ce1">
            <text:p>29.31532273</text:p>
          </table:table-cell>
          <table:table-cell office:value-type="float" office:value="2.1" table:style-name="ce1">
            <text:p>2.1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.1312135652917" table:style-name="ce1">
            <text:p>11.13121357</text:p>
          </table:table-cell>
          <table:table-cell office:value-type="float" office:value="9.4340922446894897" table:style-name="ce1">
            <text:p>9.434092245</text:p>
          </table:table-cell>
          <table:table-cell office:value-type="float" office:value="8.2497557125919307" table:style-name="ce1">
            <text:p>8.249755713</text:p>
          </table:table-cell>
          <table:table-cell office:value-type="float" office:value="27.153964024138599" table:style-name="ce1">
            <text:p>27.15396402</text:p>
          </table:table-cell>
          <table:table-cell office:value-type="float" office:value="8.9306765580733902" table:style-name="ce1">
            <text:p>8.93067655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2.969689100253399" table:style-name="ce1">
            <text:p>12.9696891</text:p>
          </table:table-cell>
          <table:table-cell office:value-type="float" office:value="11.184092244689401" table:style-name="ce1">
            <text:p>11.18409224</text:p>
          </table:table-cell>
          <table:table-cell office:value-type="float" office:value="10.6654354942134" table:style-name="ce1">
            <text:p>10.66543549</text:p>
          </table:table-cell>
          <table:table-cell office:value-type="float" office:value="33.599148099583303" table:style-name="ce1">
            <text:p>33.5991481</text:p>
          </table:table-cell>
          <table:table-cell office:value-type="float" office:value="9.6677018390271101" table:style-name="ce1">
            <text:p>9.667701839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.4165082750001998" table:style-name="ce1">
            <text:p>7.416508275</text:p>
          </table:table-cell>
          <table:table-cell office:value-type="float" office:value="9.1007589113561593" table:style-name="ce1">
            <text:p>9.100758911</text:p>
          </table:table-cell>
          <table:table-cell office:value-type="float" office:value="13.725561245256801" table:style-name="ce1">
            <text:p>13.72556125</text:p>
          </table:table-cell>
          <table:table-cell office:value-type="float" office:value="27.383838153136001" table:style-name="ce1">
            <text:p>27.38383815</text:p>
          </table:table-cell>
          <table:table-cell office:value-type="float" office:value="7.8690963709239998" table:style-name="ce1">
            <text:p>7.86909637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.6441785236971498" table:style-name="ce1">
            <text:p>7.644178524</text:p>
          </table:table-cell>
          <table:table-cell office:value-type="float" office:value="10.8133127061837" table:style-name="ce1">
            <text:p>10.81331271</text:p>
          </table:table-cell>
          <table:table-cell office:value-type="float" office:value="13.956939458416601" table:style-name="ce1">
            <text:p>13.95693946</text:p>
          </table:table-cell>
          <table:table-cell office:value-type="float" office:value="39.780700580276701" table:style-name="ce1">
            <text:p>39.78070058</text:p>
          </table:table-cell>
          <table:table-cell office:value-type="float" office:value="8.1045052842906404" table:style-name="ce1">
            <text:p>8.104505284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.9139989179622" table:style-name="ce1">
            <text:p>11.91399892</text:p>
          </table:table-cell>
          <table:table-cell office:value-type="float" office:value="13.0918026032175" table:style-name="ce1">
            <text:p>13.0918026</text:p>
          </table:table-cell>
          <table:table-cell office:value-type="float" office:value="14.0283670988038" table:style-name="ce1">
            <text:p>14.0283671</text:p>
          </table:table-cell>
          <table:table-cell office:value-type="float" office:value="27.072479403494" table:style-name="ce1">
            <text:p>27.0724794</text:p>
          </table:table-cell>
          <table:table-cell office:value-type="float" office:value="10.5586368913653" table:style-name="ce1">
            <text:p>10.5586368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2.169956942772" table:style-name="ce1">
            <text:p>12.16995694</text:p>
          </table:table-cell>
          <table:table-cell office:value-type="float" office:value="15.044403222775401" table:style-name="ce1">
            <text:p>15.04440322</text:p>
          </table:table-cell>
          <table:table-cell office:value-type="float" office:value="14.4874155606605" table:style-name="ce1">
            <text:p>14.48741556</text:p>
          </table:table-cell>
          <table:table-cell office:value-type="float" office:value="39.798573894038697" table:style-name="ce1">
            <text:p>39.79857389</text:p>
          </table:table-cell>
          <table:table-cell office:value-type="float" office:value="11.783858271300099" table:style-name="ce1">
            <text:p>11.78385827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.9139989179622" table:style-name="ce1">
            <text:p>13.91399892</text:p>
          </table:table-cell>
          <table:table-cell office:value-type="float" office:value="17.413434051436699" table:style-name="ce1">
            <text:p>17.41343405</text:p>
          </table:table-cell>
          <table:table-cell office:value-type="float" office:value="14.8639504418852" table:style-name="ce1">
            <text:p>14.86395044</text:p>
          </table:table-cell>
          <table:table-cell office:value-type="float" office:value="27.312364326945598" table:style-name="ce1">
            <text:p>27.31236433</text:p>
          </table:table-cell>
          <table:table-cell office:value-type="float" office:value="13.381938126804799" table:style-name="ce1">
            <text:p>13.3819381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4.1766484529994" table:style-name="ce1">
            <text:p>14.17664845</text:p>
          </table:table-cell>
          <table:table-cell office:value-type="float" office:value="18.0964447975275" table:style-name="ce1">
            <text:p>18.0964448</text:p>
          </table:table-cell>
          <table:table-cell office:value-type="float" office:value="15.345328655045" table:style-name="ce1">
            <text:p>15.34532866</text:p>
          </table:table-cell>
          <table:table-cell office:value-type="float" office:value="39.137921386910101" table:style-name="ce1">
            <text:p>39.13792139</text:p>
          </table:table-cell>
          <table:table-cell office:value-type="float" office:value="14.6216136809365" table:style-name="ce1">
            <text:p>14.6216136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<text:a xlink:href="mailto:Prec@10">Prec@10</text:a></text:p>
          </table:table-cell>
          <table:table-cell table:number-columns-repeated="6" table:style-name="ce1"/>
          <table:table-cell office:value-type="string" table:style-name="ce2">
            <text:p><text:a xlink:href="mailto:Prec@20">Prec@20</text:a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5" table:style-name="ce1">
            <text:p>0.25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35" table:style-name="ce1">
            <text:p>0.35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75" table:style-name="ce1">
            <text:p>0.75</text:p>
          </table:table-cell>
          <table:table-cell office:value-type="float" office:value="0.3" table:style-name="ce1">
            <text:p>0.3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15" table:style-name="ce1">
            <text:p>0.15</text:p>
          </table:table-cell>
          <table:table-cell office:value-type="float" office:value="0.25" table:style-name="ce1">
            <text:p>0.25</text:p>
          </table:table-cell>
          <table:table-cell office:value-type="float" office:value="0.35" table:style-name="ce1">
            <text:p>0.35</text:p>
          </table:table-cell>
          <table:table-cell office:value-type="float" office:value="0.85" table:style-name="ce1">
            <text:p>0.85</text:p>
          </table:table-cell>
          <table:table-cell office:value-type="float" office:value="0.25" table:style-name="ce1">
            <text:p>0.25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35" table:style-name="ce1">
            <text:p>0.35</text:p>
          </table:table-cell>
          <table:table-cell office:value-type="float" office:value="0.3" table:style-name="ce1">
            <text:p>0.3</text:p>
          </table:table-cell>
          <table:table-cell office:value-type="float" office:value="0.45" table:style-name="ce1">
            <text:p>0.45</text:p>
          </table:table-cell>
          <table:table-cell office:value-type="float" office:value="0.95" table:style-name="ce1">
            <text:p>0.95</text:p>
          </table:table-cell>
          <table:table-cell office:value-type="float" office:value="0.45" table:style-name="ce1">
            <text:p>0.45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0.35" table:style-name="ce1">
            <text:p>0.35</text:p>
          </table:table-cell>
          <table:table-cell office:value-type="float" office:value="0.4" table:style-name="ce1">
            <text:p>0.4</text:p>
          </table:table-cell>
          <table:table-cell office:value-type="float" office:value="0.95" table:style-name="ce1">
            <text:p>0.95</text:p>
          </table:table-cell>
          <table:table-cell office:value-type="float" office:value="0.45" table:style-name="ce1">
            <text:p>0.45</text:p>
          </table:table-cell>
          <table:table-cell table:number-columns-repeated="16371"/>
        </table:table-row>
        <table:table-row table:style-name="ro1">
          <table:table-cell table:number-columns-repeated="13" table:style-name="ce3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<text:a xlink:href="mailto:nDCG@10">nDCG@10</text:a></text:p>
          </table:table-cell>
          <table:table-cell table:number-columns-repeated="6" table:style-name="ce1"/>
          <table:table-cell office:value-type="string" table:style-name="ce2">
            <text:p><text:a xlink:href="mailto:nDCG@20">nDCG@20</text:a>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30609536742620508" table:formula="of:=[.B4]/[.B$1]" table:style-name="ce4">
            <text:p>0.31<text:s/></text:p>
          </table:table-cell>
          <table:table-cell office:value-type="float" office:value="0.26109955461708517" table:formula="of:=[.C4]/[.C$1]" table:style-name="ce4">
            <text:p>0.26<text:s/></text:p>
          </table:table-cell>
          <table:table-cell office:value-type="float" office:value="0.59195530504014793" table:formula="of:=[.D4]/[.D$1]" table:style-name="ce4">
            <text:p>0.59<text:s/></text:p>
          </table:table-cell>
          <table:table-cell office:value-type="float" office:value="0.96128969902156269" table:formula="of:=[.E4]/[.E$1]" table:style-name="ce4">
            <text:p>0.96<text:s/></text:p>
          </table:table-cell>
          <table:table-cell office:value-type="float" office:value="0" table:formula="of:=[.F4]/[.F$1]" table:style-name="ce4">
            <text:p>0.00<text:s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0609536742620508" table:formula="of:=[.I4]/[.I$1]" table:style-name="ce4">
            <text:p>0.31<text:s/></text:p>
          </table:table-cell>
          <table:table-cell office:value-type="float" office:value="0.35290852684595364" table:formula="of:=[.J4]/[.J$1]" table:style-name="ce4">
            <text:p>0.35<text:s/></text:p>
          </table:table-cell>
          <table:table-cell office:value-type="float" office:value="0.68507950023665154" table:formula="of:=[.K4]/[.K$1]" table:style-name="ce4">
            <text:p>0.69<text:s/></text:p>
          </table:table-cell>
          <table:table-cell office:value-type="float" office:value="0.65412255685270437" table:formula="of:=[.L4]/[.L$1]" table:style-name="ce4">
            <text:p>0.65<text:s/></text:p>
          </table:table-cell>
          <table:table-cell office:value-type="float" office:value="0.13998745186001055" table:formula="of:=[.M4]/[.M$1]" table:style-name="ce4">
            <text:p>0.14<text:s/>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75715842359278251" table:formula="of:=[.B5]/[.B$1]" table:style-name="ce4">
            <text:p>0.76<text:s/></text:p>
          </table:table-cell>
          <table:table-cell office:value-type="float" office:value="0.46343443858453925" table:formula="of:=[.C5]/[.C$1]" table:style-name="ce4">
            <text:p>0.46<text:s/></text:p>
          </table:table-cell>
          <table:table-cell office:value-type="float" office:value="0.50842584249233314" table:formula="of:=[.D5]/[.D$1]" table:style-name="ce4">
            <text:p>0.51<text:s/></text:p>
          </table:table-cell>
          <table:table-cell office:value-type="float" office:value="0.89041577833502328" table:formula="of:=[.E5]/[.E$1]" table:style-name="ce4">
            <text:p>0.89<text:s/></text:p>
          </table:table-cell>
          <table:table-cell office:value-type="float" office:value="0.60268395867448021" table:formula="of:=[.F5]/[.F$1]" table:style-name="ce4">
            <text:p>0.60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88221372234349138" table:formula="of:=[.I5]/[.I$1]" table:style-name="ce4">
            <text:p>0.88<text:s/></text:p>
          </table:table-cell>
          <table:table-cell office:value-type="float" office:value="0.50114456546788633" table:formula="of:=[.J5]/[.J$1]" table:style-name="ce4">
            <text:p>0.50<text:s/></text:p>
          </table:table-cell>
          <table:table-cell office:value-type="float" office:value="0.58799952435255376" table:formula="of:=[.K5]/[.K$1]" table:style-name="ce4">
            <text:p>0.59<text:s/></text:p>
          </table:table-cell>
          <table:table-cell office:value-type="float" office:value="0.74970897870996811" table:formula="of:=[.L5]/[.L$1]" table:style-name="ce4">
            <text:p>0.75<text:s/></text:p>
          </table:table-cell>
          <table:table-cell office:value-type="float" office:value="0.64445568847035384" table:formula="of:=[.M5]/[.M$1]" table:style-name="ce4">
            <text:p>0.64<text:s/>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0447973899015031" table:formula="of:=[.B6]/[.B$1]" table:style-name="ce4">
            <text:p>0.50<text:s/></text:p>
          </table:table-cell>
          <table:table-cell office:value-type="float" office:value="0.44705998069413627" table:formula="of:=[.C6]/[.C$1]" table:style-name="ce4">
            <text:p>0.45<text:s/></text:p>
          </table:table-cell>
          <table:table-cell office:value-type="float" office:value="0.84589535531923088" table:formula="of:=[.D6]/[.D$1]" table:style-name="ce4">
            <text:p>0.85<text:s/></text:p>
          </table:table-cell>
          <table:table-cell office:value-type="float" office:value="0.89795366677401334" table:formula="of:=[.E6]/[.E$1]" table:style-name="ce4">
            <text:p>0.90<text:s/></text:p>
          </table:table-cell>
          <table:table-cell office:value-type="float" office:value="0.53104354649728536" table:formula="of:=[.F6]/[.F$1]" table:style-name="ce4">
            <text:p>0.53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51996614086279669" table:formula="of:=[.I6]/[.I$1]" table:style-name="ce4">
            <text:p>0.52<text:s/></text:p>
          </table:table-cell>
          <table:table-cell office:value-type="float" office:value="0.48453041863830754" table:formula="of:=[.J6]/[.J$1]" table:style-name="ce4">
            <text:p>0.48<text:s/></text:p>
          </table:table-cell>
          <table:table-cell office:value-type="float" office:value="0.76946447872840573" table:formula="of:=[.K6]/[.K$1]" table:style-name="ce4">
            <text:p>0.77<text:s/></text:p>
          </table:table-cell>
          <table:table-cell office:value-type="float" office:value="0.8876400174198511" table:formula="of:=[.L6]/[.L$1]" table:style-name="ce4">
            <text:p>0.89<text:s/></text:p>
          </table:table-cell>
          <table:table-cell office:value-type="float" office:value="0.54025192539706535" table:formula="of:=[.M6]/[.M$1]" table:style-name="ce4">
            <text:p>0.54<text:s/>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81040441695756649" table:formula="of:=[.B7]/[.B$1]" table:style-name="ce4">
            <text:p>0.81<text:s/></text:p>
          </table:table-cell>
          <table:table-cell office:value-type="float" office:value="0.64311351130756356" table:formula="of:=[.C7]/[.C$1]" table:style-name="ce4">
            <text:p>0.64<text:s/></text:p>
          </table:table-cell>
          <table:table-cell office:value-type="float" office:value="0.86455703774532455" table:formula="of:=[.D7]/[.D$1]" table:style-name="ce4">
            <text:p>0.86<text:s/></text:p>
          </table:table-cell>
          <table:table-cell office:value-type="float" office:value="0.88774378569891688" table:formula="of:=[.E7]/[.E$1]" table:style-name="ce4">
            <text:p>0.89<text:s/></text:p>
          </table:table-cell>
          <table:table-cell office:value-type="float" office:value="0.71254636068325439" table:formula="of:=[.F7]/[.F$1]" table:style-name="ce4">
            <text:p>0.71<text:s/>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82781498710197565" table:formula="of:=[.I7]/[.I$1]" table:style-name="ce4">
            <text:p>0.83<text:s/></text:p>
          </table:table-cell>
          <table:table-cell office:value-type="float" office:value="0.67412005828022636" table:formula="of:=[.J7]/[.J$1]" table:style-name="ce4">
            <text:p>0.67<text:s/></text:p>
          </table:table-cell>
          <table:table-cell office:value-type="float" office:value="0.79871032583601265" table:formula="of:=[.K7]/[.K$1]" table:style-name="ce4">
            <text:p>0.80<text:s/></text:p>
          </table:table-cell>
          <table:table-cell office:value-type="float" office:value="0.8880388306209166" table:formula="of:=[.L7]/[.L$1]" table:style-name="ce4">
            <text:p>0.89<text:s/></text:p>
          </table:table-cell>
          <table:table-cell office:value-type="float" office:value="0.7855201392756237" table:formula="of:=[.M7]/[.M$1]" table:style-name="ce4">
            <text:p>0.79<text:s/>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4644680248032431" table:formula="of:=[.B8]/[.B$1]" table:style-name="ce4">
            <text:p>0.95<text:s/></text:p>
          </table:table-cell>
          <table:table-cell office:value-type="float" office:value="0.85540662780768451" table:formula="of:=[.C8]/[.C$1]" table:style-name="ce4">
            <text:p>0.86<text:s/></text:p>
          </table:table-cell>
          <table:table-cell office:value-type="float" office:value="0.91605337048282398" table:formula="of:=[.D8]/[.D$1]" table:style-name="ce4">
            <text:p>0.92<text:s/></text:p>
          </table:table-cell>
          <table:table-cell office:value-type="float" office:value="0.89560994183862874" table:formula="of:=[.E8]/[.E$1]" table:style-name="ce4">
            <text:p>0.90<text:s/></text:p>
          </table:table-cell>
          <table:table-cell office:value-type="float" office:value="0.90307597554955577" table:formula="of:=[.F8]/[.F$1]" table:style-name="ce4">
            <text:p>0.90<text:s/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96431253713177623" table:formula="of:=[.I8]/[.I$1]" table:style-name="ce4">
            <text:p>0.96<text:s/></text:p>
          </table:table-cell>
          <table:table-cell office:value-type="float" office:value="0.81087805484408082" table:formula="of:=[.J8]/[.J$1]" table:style-name="ce4">
            <text:p>0.81<text:s/></text:p>
          </table:table-cell>
          <table:table-cell office:value-type="float" office:value="0.84600820614362948" table:formula="of:=[.K8]/[.K$1]" table:style-name="ce4">
            <text:p>0.85<text:s/></text:p>
          </table:table-cell>
          <table:table-cell office:value-type="float" office:value="0.87329747125866231" table:formula="of:=[.L8]/[.L$1]" table:style-name="ce4">
            <text:p>0.87<text:s/></text:p>
          </table:table-cell>
          <table:table-cell office:value-type="float" office:value="0.97468687679798571" table:formula="of:=[.M8]/[.M$1]" table:style-name="ce4">
            <text:p>0.97<text:s/></text:p>
          </table:table-cell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number:number-style style:name="N48">
      <number:number number:decimal-places="2" number:min-integer-digits="1"/>
      <number:text> </number:text>
    </number:number-style>
    <style:style style:name="_12495__12452__12497__12540__12522__12531__12463_" style:display-name="ハイパーリンク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title>PageTitle</dc:title>
    <meta:keyword>Keywords</meta:keyword>
    <meta:initial-creator>chris 4540</meta:initial-creator>
    <dc:creator>chris 4540</dc:creator>
    <meta:creation-date>2019-05-15T18:50:02Z</meta:creation-date>
    <dc:date>2019-05-16T08:11:29Z</dc:date>
  </office:meta>
</office:document-meta>
</file>